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language="fr" fo:country="FR"/>
    </style:style>
    <style:style style:name="P2" style:family="paragraph" style:parent-style-name="Standard">
      <style:text-properties fo:language="fr" fo:country="FR" officeooo:rsid="0020fb03" officeooo:paragraph-rsid="0020fb03"/>
    </style:style>
    <style:style style:name="P3" style:family="paragraph" style:parent-style-name="Normal">
      <style:text-properties fo:font-size="11pt" fo:language="fr" fo:country="FR" style:font-size-asian="11pt" style:font-size-complex="11pt"/>
    </style:style>
    <style:style style:name="P4" style:family="paragraph" style:parent-style-name="Normal">
      <style:text-properties fo:language="fr" fo:country="FR"/>
    </style:style>
    <style:style style:name="P5" style:family="paragraph" style:parent-style-name="Normal">
      <style:paragraph-properties fo:margin-left="0cm" fo:margin-right="0cm" fo:text-indent="1.251cm" style:auto-text-indent="false"/>
      <style:text-properties fo:language="fr" fo:country="FR"/>
    </style:style>
    <style:style style:name="P6" style:family="paragraph" style:parent-style-name="Normal">
      <style:paragraph-properties fo:margin-left="12.506cm" fo:margin-right="0cm" fo:text-indent="0cm" style:auto-text-indent="false">
        <style:tab-stops/>
      </style:paragraph-properties>
      <style:text-properties fo:language="fr" fo:country="FR"/>
    </style:style>
    <style:style style:name="P7" style:family="paragraph" style:parent-style-name="Normal" style:master-page-name="MP0">
      <style:paragraph-properties style:page-number="auto" fo:break-before="page"/>
    </style:style>
    <style:style style:name="T1" style:family="text">
      <style:text-properties fo:font-size="11pt" fo:language="fr" fo:country="FR" style:font-size-asian="11pt" style:font-size-complex="11pt"/>
    </style:style>
    <style:style style:name="T2" style:family="text">
      <style:text-properties fo:font-size="11pt" style:font-size-asian="11pt" style:font-size-complex="11pt"/>
    </style:style>
    <style:style style:name="T3" style:family="text">
      <style:text-properties fo:language="fr" fo:country="FR"/>
    </style:style>
    <style:style style:name="T4" style:family="text">
      <style:text-properties officeooo:rsid="0020fb03"/>
    </style:style>
    <style:style style:name="T5" style:family="text">
      <style:text-properties officeooo:rsid="00213292"/>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draw:opacity="100%" fo:padding-left="0.254cm" fo:padding-right="0.254cm" fo:padding-top="0.127cm" fo:padding-bottom="0.127cm" fo:border="none" style:writing-mode="lr-tb" draw:textarea-vertical-align="top"/>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Zone de texte 2" text:anchor-type="paragraph" svg:x="11.811cm" svg:y="0cm" svg:width="7.355cm" style:rel-width="scale" svg:height="3.902cm" style:rel-height="scale" draw:z-index="1"><draw:text-box><text:p text:style-name="P1">Fait à Reims, le <text:span text:style-name="T5">22</text:span> Octobre 2019</text:p><text:p text:style-name="Normal"/></draw:text-box></draw:frame><draw:frame draw:style-name="fr1" draw:name="Zone de texte 21" text:anchor-type="paragraph" svg:x="-0.175cm" svg:y="0cm" svg:width="6.8cm" style:rel-width="scale" svg:height="3.902cm" style:rel-height="scale" draw:z-index="0"><draw:text-box><text:p text:style-name="P1">GIGOUT Thomas</text:p><text:p text:style-name="P1">40, rue Ruinart de Brimont</text:p><text:p text:style-name="P1">51100 - Reims</text:p><text:p text:style-name="P1">06.49.02.86.61</text:p><text:p text:style-name="P1">thomasgpro@hotmail.com</text:p><text:p text:style-name="Normal"/></draw:text-box></draw:frame><text:span text:style-name="Police_20_par_20_défaut"><text:span text:style-name="T1"/></text:span></text:p>
      <text:p text:style-name="P3"/>
      <text:p text:style-name="Normal"><draw:frame draw:style-name="fr1" draw:name="Zone de texte 22" text:anchor-type="paragraph" svg:x="11.811cm" svg:y="0.4cm" svg:width="6.8cm" style:rel-width="scale" svg:height="3.902cm" style:rel-height="scale" draw:z-index="2"><draw:text-box><text:p text:style-name="P2">Connecto</text:p><text:p text:style-name="P2">58 Avenue du Général Eisenhower</text:p><text:p text:style-name="P2">51100 Reims</text:p><text:p text:style-name="Normal"/></draw:text-box></draw:frame><text:span text:style-name="Police_20_par_20_défaut"><text:span text:style-name="T2"/></text:span></text:p>
      <text:p text:style-name="P3"/>
      <text:p text:style-name="P3"/>
      <text:p text:style-name="P3"/>
      <text:p text:style-name="P3"/>
      <text:p text:style-name="P3"/>
      <text:p text:style-name="P3"/>
      <text:p text:style-name="P3"/>
      <text:p text:style-name="P4"/>
      <text:p text:style-name="P4"/>
      <text:p text:style-name="P4">Objet : Candidature pour un stage au sein de l'entreprise <text:span text:style-name="T4">Connecto</text:span></text:p>
      <text:p text:style-name="P4"/>
      <text:p text:style-name="P4"/>
      <text:p text:style-name="P4"/>
      <text:p text:style-name="P4"><text:tab/>Madame, Monsieur,</text:p>
      <text:p text:style-name="P4"/>
      <text:p text:style-name="Normal"><text:span text:style-name="Police_20_par_20_défaut"><text:span text:style-name="T3"><text:tab/>Actuellement en licence informatique à l'Université de Reims Champagne-Ardenne, je suis à la recherche d'une entreprise qui pourrait m'accueillir dans le cadre d'un stage conventionné à compter du 13 Avril 2019, pour une durée d'au moins 6 semaines.</text:span></text:span></text:p>
      <text:p text:style-name="P4"/>
      <text:p text:style-name="P4"><text:span text:style-name="T4"><text:tab/> M. Cyril Rabat nous a envoyé un mail nous informant que vous recherchiez un stagiaire afin d’implémenter une application Web, c’est pourquoi je vous communique aujourd’hui ma candidature. Suite au mail de M. Rabat, je me suis intéressés à vos créations qui sont tout à faits des applications que j’aurais aimé créer.</text:span></text:p>
      <text:p text:style-name="P4"/>
      <text:p text:style-name="P4"><text:tab/>L'univers du Web et du développement mobile sont mes parties préférées dans le domaine informatique, et ce sont les parties dans lesquelles je m'épanouis le mieux à la faculté. </text:p>
      <text:p text:style-name="P4"/>
      <text:p text:style-name="P5">D'ailleurs, cette formation à l'Université de Reims en licence informatique m'a permis d'acquérir de nombreuses compétences parmi celles que vous recherchez, comme le PHP, HTML, CSS, SQL… J'ai même eu l'occasion de travailler sur un projet avec cinq autres étudiants. Le projet portait sur un site de gestion d'objets perdus pour la faculté, développé en Laravel 5. Nous utilisions Github pour se partager les projets.</text:p>
      <text:p text:style-name="P5"/>
      <text:p text:style-name="P5">De plus, mon expérience chez Burger King en tant que job étudiant (équipier polyvalent puis assistant manager) m'a permis d'acquérir la notion de rigueur, de travail d'équipe et de gestion d'une équipe.</text:p>
      <text:p text:style-name="P5"/>
      <text:p text:style-name="P5">Je reste à votre disposition pour toute autre informations complémentaire ou pour vous rencontrer lors d'un éventuel entretien à votre convenance.</text:p>
      <text:p text:style-name="P5"/>
      <text:p text:style-name="P5">Dans l'attente de votre réponse, je vous prie d'agréer, Madame, Monsieur, mes sincères salutations.</text:p>
      <text:p text:style-name="P5"><text:tab/><text:tab/><text:tab/><text:tab/><text:tab/><text:tab/><text:tab/><text:tab/><text:tab/></text:p>
      <text:p text:style-name="P5"/>
      <text:p text:style-name="P5"/>
      <text:p text:style-name="P6">GIGOUT Thomas</text:p>
      <text:p text:style-name="P5"/>
      <text:p text:style-name="P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rame_20_contents" style:display-name="Frame contents" style:family="paragraph" style:parent-style-name="Standard" style:class="extra"/>
    <style:style style:name="Police_20_par_20_défaut" style:display-name="Police par défaut"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Windows_X86_64 LibreOffice_project/dc89aa7a9eabfd848af146d5086077aeed2ae4a5</meta:generator>
    <meta:creation-date>2017-10-20T23:40:00Z</meta:creation-date>
    <dc:date>2019-10-22T13:43:12.436000000</dc:date>
    <meta:editing-cycles>14</meta:editing-cycles>
    <meta:editing-duration>PT51M26S</meta:editing-duration>
    <meta:document-statistic meta:table-count="0" meta:image-count="0" meta:object-count="0" meta:page-count="2" meta:paragraph-count="20" meta:word-count="293" meta:character-count="1887" meta:non-whitespace-character-count="1598"/>
    <meta:template xlink:type="simple" xlink:actuate="onRequest" xlink:title="" xlink:href="Normal.dotm"/>
  </office:meta>
</office:document-meta>
</file>